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te</text:span><text:span text:style-name="T2"> </text:span><text:span text:style-name="T1">é o curso de Orientação a Objetos com Java.</text:span><text:span text:style-name="T2"> </text:span><text:span text:style-name="T1">Meu nome é Eduardo Guerra e hoje vamos falar de assunto extremamente</text:span><text:span text:style-name="T2"> </text:span><text:span text:style-name="T1">importante que é como você pensar nos métodos orientados ao objeto, tá?</text:span><text:span text:style-name="T2"> </text:span><text:span text:style-name="T1">Na última aula a gente falou aí sobre métodos estáticos,</text:span><text:span text:style-name="T2"> </text:span><text:span text:style-name="T1">sobre aquela ideia da programação estruturada, né,</text:span><text:span text:style-name="T2"> </text:span><text:span text:style-name="T1">e hoje o objetivo dessa aula é mostrar como que você pensa nos métodos,</text:span><text:span text:style-name="T2"> </text:span><text:span text:style-name="T1">como que você cria os métodos segundo uma modelagem orientada a objetos.</text:span><text:span text:style-name="T2"> </text:span><text:span text:style-name="T1">Então eu vou voltar aqui slide que a gente colocou na última aula,</text:span><text:span text:style-name="T2"> </text:span><text:span text:style-name="T1">que é a gente pensando aí estruturado, né,?</text:span><text:span text:style-name="T2"> </text:span><text:span text:style-name="T1">A gente pensa estar passando tudo como parâmetro e enquanto a gente está</text:span><text:span text:style-name="T2"> </text:span><text:span text:style-name="T1">pensando orientado a objeto, a gente pensa invocar o método no objeto, né?</text:span><text:span text:style-name="T2"> </text:span><text:span text:style-name="T1">E aí esse método, ele vai estar trabalhando com</text:span><text:span text:style-name="T2"> </text:span><text:span text:style-name="T1">a estrutura de dados interna do objeto, tá?</text:span><text:span text:style-name="T2"> </text:span><text:span text:style-name="T1">Então vamos partir daqui e ver como que a gente cria métodos orientados a objeto.</text:span><text:span text:style-name="T2"> </text:span><text:span text:style-name="T1">Então vamos começar aí com o que talvez a maioria esteja acostumada,</text:span><text:span text:style-name="T2"> </text:span><text:span text:style-name="T1">que é com a programação estruturada, tá?</text:span><text:span text:style-name="T2"> </text:span><text:span text:style-name="T1">Então na programação estruturada a gente tem funções que ela basicamente recebe</text:span><text:span text:style-name="T2"> </text:span><text:span text:style-name="T1">parâmetro e vai estar retornando valor com base naquilo que recebeu.</text:span><text:span text:style-name="T2"> </text:span><text:span text:style-name="T1">Então, por exemplo, se eu tenho que ordenar uma lista,</text:span><text:span text:style-name="T2"> </text:span><text:span text:style-name="T1">essa lista, ela vai ser recebida como parâmetro e a função,</text:span><text:span text:style-name="T2"> </text:span><text:span text:style-name="T1">ela vai trabalhar cima daquilo que ela recebeu.</text:span><text:span text:style-name="T2"> </text:span><text:span text:style-name="T1">Na programação estruturada, a gente pode também ter variáveis</text:span><text:span text:style-name="T2"> </text:span><text:span text:style-name="T1">globais ou variáveis que são acessíveis dentro de determinado escopo, certo?</text:span><text:span text:style-name="T2"> </text:span><text:span text:style-name="T1">Que a função também pode acessar, então, por exemplo,</text:span><text:span text:style-name="T2"> </text:span><text:span text:style-name="T1">ao invés dessa lista ser passada como parâmetro, eu posso colocar essa lista,</text:span><text:span text:style-name="T2"> </text:span><text:span text:style-name="T1">por exemplo numa determinada posição de memória e numa variável global ou de</text:span><text:span text:style-name="T2"> </text:span><text:span text:style-name="T1">alguma outra forma e a função, ela ir nessa posição de</text:span><text:span text:style-name="T2"> </text:span><text:span text:style-name="T1">memória para poder recuperar aquelas informações e estar trabalhando com elas.</text:span><text:span text:style-name="T2"> </text:span><text:span text:style-name="T1">Já na programação orientada a objetos, como a gente viu, a gente tem uma classe,</text:span><text:span text:style-name="T2"> </text:span><text:span text:style-name="T1">a partir dessa classe criamos objetos, já vimos aí os construtores, que a gente</text:span><text:span text:style-name="T2"> </text:span><text:span text:style-name="T1">pode estar utilizando para passar parâmetros e parametrizar os objetos, tá?</text:span><text:span text:style-name="T2"> </text:span><text:span text:style-name="T1">Isso significa que cada objeto pode ter as suas próprias informações.</text:span><text:span text:style-name="T2"> </text:span><text:span text:style-name="T1">Então se eu tenho carro, ele pode ter a cor, ele pode ter a potência do motor,</text:span><text:span text:style-name="T2"> </text:span><text:span text:style-name="T1">ele pode ter informações que vão influenciar no seu comportamento.</text:span><text:span text:style-name="T2"> </text:span><text:span text:style-name="T1">Então não significa que todos os objetos de uma classe,</text:span><text:span text:style-name="T2"> </text:span><text:span text:style-name="T1">eles vão funcionar exatamente da mesma forma.</text:span><text:span text:style-name="T2"> </text:span><text:span text:style-name="T1">Porquê?</text:span><text:span text:style-name="T2"> </text:span><text:span text:style-name="T1">Porque os dados desses objetos podem estar influenciando nesse comportamento, tá?</text:span><text:span text:style-name="T2"> </text:span><text:span text:style-name="T1">E é pouquinho disso que a gente vai ver.</text:span><text:span text:style-name="T2"> </text:span><text:span text:style-name="T1">O objeto, como a gente viu, ele tem as variáveis de instância dele,</text:span><text:span text:style-name="T2"> </text:span><text:span text:style-name="T1">ele tem dados dentro dele.</text:span><text:span text:style-name="T2"> </text:span><text:span text:style-name="T1">Como eu falei, o carro, ele pode ter ali a potência e ele pode ter, por exemplo,</text:span><text:span text:style-name="T2"> </text:span><text:span text:style-name="T1">a eficiência de freio, pode ter, sei lá, o atrito do pneu,</text:span><text:span text:style-name="T2"> </text:span><text:span text:style-name="T1">então ele pode ter uma série de fatores que vão estar influenciando</text:span><text:span text:style-name="T2"> </text:span><text:span text:style-name="T1">no comportamento, por exemplo, da aceleração e da frenagem.</text:span><text:span text:style-name="T2"> </text:span><text:span text:style-name="T1">De repente o peso do carro, a carga que ele está levando.</text:span><text:span text:style-name="T2"> </text:span><text:span text:style-name="T1">Tudo isso pode ter influência nesses métodos.</text:span><text:span text:style-name="T2"> </text:span><text:span text:style-name="T1">E aí o que é que acontece?</text:span><text:span text:style-name="T2"> </text:span><text:span text:style-name="T1">Quando a gente pode chamar método, esse método pode receber parâmetro.</text:span><text:span text:style-name="T2"> </text:span><text:span text:style-name="T1">Vamos supor que método de acelerar no carro, ele pode por exemplo,</text:span><text:span text:style-name="T2"> </text:span><text:span text:style-name="T1">estar recebendo ali, por exemplo, o tempo que o cara pisou no acelerador ou pode,</text:span><text:span text:style-name="T2"> </text:span><text:span text:style-name="T1">sei lá, o quanto ele pisou no acelerador, né?</text:span><text:span text:style-name="T2"> </text:span><text:span text:style-name="T1">Então não precisa ser simplesmente acelerar.</text:span><text:span text:style-name="T2"> </text:span><text:span text:style-name="T1">Ele pode também estar recebendo parâmetro de fora, tá?</text:span><text:span text:style-name="T2"> </text:span><text:span text:style-name="T1">E o que é que ele vai fazer?</text:span><text:span text:style-name="T2"> </text:span><text:span text:style-name="T1">Ele vai pegar esses parâmetros.</text:span><text:span text:style-name="T2"> </text:span><text:span text:style-name="T1">Ele vai pegar informações internas para poder fazer aquele processamento, tá?</text:span><text:span text:style-name="T2"> </text:span><text:span text:style-name="T1">Então o objeto, ele não é igual ali na função, que era a função, ela tinha</text:span><text:span text:style-name="T2"> </text:span><text:span text:style-name="T1">o que ela estava recebendo como parâmetro e podia acessar aqueles dados globais.</text:span><text:span text:style-name="T2"> </text:span><text:span text:style-name="T1">O objeto, ele tem estado interno e normalmente ele vai utilizar informações</text:span><text:span text:style-name="T2"> </text:span><text:span text:style-name="T1">desse estado interno para poder realizar o seu processamento.</text:span><text:span text:style-name="T2"> </text:span><text:span text:style-name="T1">Vamos ver exemplo aqui para ficar bem claro isso daí?</text:span><text:span text:style-name="T2"> </text:span><text:span text:style-name="T1">Imagina, por exemplo, uma classe carrinho, que esteja aí,</text:span><text:span text:style-name="T2"> </text:span><text:span text:style-name="T1">que represente aí carrinho de compras,</text:span><text:span text:style-name="T2"> </text:span><text:span text:style-name="T1">por exemplo de e-commerce, alguma coisa desse tipo e aí eu vou perguntar,</text:span><text:span text:style-name="T2"> </text:span><text:span text:style-name="T1">por exemplo, para esse carrinho qual que é o valor total dele.</text:span><text:span text:style-name="T2"> </text:span><text:span text:style-name="T1">Como que ele vai me responder isso?</text:span><text:span text:style-name="T2"> </text:span><text:span text:style-name="T1">Ele vai me responder com base nas informações internas dele, que é,</text:span><text:span text:style-name="T2"> </text:span><text:span text:style-name="T1">por exemplo, uma lista de produtos que ele vai ter ali dentro dele, tá?</text:span><text:span text:style-name="T2"> </text:span><text:span text:style-name="T1">Então ele, por exemplo, vai lá cada produto, vai ver a quantidade, vai ver o</text:span><text:span text:style-name="T2"> </text:span><text:span text:style-name="T1">preço individual e vai realizar as contas para somar isso daí e me retornar o total.</text:span><text:span text:style-name="T2"> </text:span><text:span text:style-name="T1">Agora imagina, por exemplo,</text:span><text:span text:style-name="T2"> </text:span><text:span text:style-name="T1">que eu vou para o meu carrinho e pergunto qual que é o valor do frete.</text:span><text:span text:style-name="T2"> </text:span><text:span text:style-name="T1">E de repente ele fala assim: "mas espera aí, esse carrinho aí,</text:span><text:span text:style-name="T2"> </text:span><text:span text:style-name="T1">ele não tem a informação do endereço.</text:span><text:span text:style-name="T2"> </text:span><text:span text:style-name="T1">como é que eu vou saber calcular o frete se eu não </text:span><text:soft-page-break/><text:span text:style-name="T1">tenho o endereço?" O endereço,</text:span><text:span text:style-name="T2"> </text:span><text:span text:style-name="T1">ele não faz, ele faz parte do escopo, sei lá, da compra que o cara está fazendo,</text:span><text:span text:style-name="T2"> </text:span><text:span text:style-name="T1">mas ele não faz parte do carrinho,</text:span><text:span text:style-name="T2"> </text:span><text:span text:style-name="T1">que é onde eu estou simplesmente colocando meus produtos.</text:span><text:span text:style-name="T2"> </text:span><text:span text:style-name="T1">Como que eu faço para o carrinho calcular o frete, então, se ele não tem o endereço?</text:span><text:span text:style-name="T2"> </text:span><text:span text:style-name="T1">Eu posso passar o endereço como parâmetro.</text:span><text:span text:style-name="T2"> </text:span><text:span text:style-name="T1">Então eu posso pensar no meu objeto da seguinte forma: olha,</text:span><text:span text:style-name="T2"> </text:span><text:span text:style-name="T1">para realizar determinado processamento, aquelas informações que ele tem internas,</text:span><text:span text:style-name="T2"> </text:span><text:span text:style-name="T1">ele vai utilizar aquelas informações, no caso, por exemplo, para calcular o frete,</text:span><text:span text:style-name="T2"> </text:span><text:span text:style-name="T1">ele precisa saber o volume, ele precisa saber o peso das coisas que estão no</text:span><text:span text:style-name="T2"> </text:span><text:span text:style-name="T1">carrinho, mas ele precisa também saber o endereço.</text:span><text:span text:style-name="T2"> </text:span><text:span text:style-name="T1">E aí ele pode, por exemplo,</text:span><text:span text:style-name="T2"> </text:span><text:span text:style-name="T1">estar recebendo aquele endereço como parâmetro e aí se a gente pensar</text:span><text:span text:style-name="T2"> </text:span><text:span text:style-name="T1">termos de sistema, a gente pode, por exemplo, ter uma classe compra.</text:span><text:span text:style-name="T2"> </text:span><text:span text:style-name="T1">Essa classe compra, dentro dela, ela tem o carrinho que fez parte da compra,</text:span><text:span text:style-name="T2"> </text:span><text:span text:style-name="T1">ela tem o endereço do comprador, e aí, para essa classe compra,</text:span><text:span text:style-name="T2"> </text:span><text:span text:style-name="T1">eu posso ter método para o cálculo do frete, para saber o valor do frete,</text:span><text:span text:style-name="T2"> </text:span><text:span text:style-name="T1">sem passar parâmetro nenhum, porque ela pode ir lá, pegar o seu endereço.</text:span><text:span text:style-name="T2"> </text:span><text:span text:style-name="T1">Ela vai lá, pega o seu carrinho e aí passa o endereço para o</text:span><text:span text:style-name="T2"> </text:span><text:span text:style-name="T1">carrinho perguntando qual que vai ser o frete.</text:span><text:span text:style-name="T2"> </text:span><text:span text:style-name="T1">Então eu posso ter, digamos assim, não seria o mesmo método,</text:span><text:span text:style-name="T2"> </text:span><text:span text:style-name="T1">mas seria o método de cálculo de frete,</text:span><text:span text:style-name="T2"> </text:span><text:span text:style-name="T1">ele pode estar diferentes classes, com escopos diferentes.</text:span><text:span text:style-name="T2"> </text:span><text:span text:style-name="T1">Enquanto, por exemplo, na classe compra ela tem todas as informações,</text:span><text:span text:style-name="T2"> </text:span><text:span text:style-name="T1">eu posso simplesmente perguntar qual é o frete?</text:span><text:span text:style-name="T2"> </text:span><text:span text:style-name="T1">Na classe do carrinho eu posso perguntar para ela qual que é o frete,</text:span><text:span text:style-name="T2"> </text:span><text:span text:style-name="T1">mas eu preciso passar o endereço para ela,</text:span><text:span text:style-name="T2"> </text:span><text:span text:style-name="T1">porque o endereço não faz parte do escopo daquela classe, certo?</text:span><text:span text:style-name="T2"> </text:span><text:span text:style-name="T1">Então sempre que você pensar métodos de objeto,</text:span><text:span text:style-name="T2"> </text:span><text:span text:style-name="T1">você tem que pensar que informações fazem parte do escopo</text:span><text:span text:style-name="T2"> </text:span><text:span text:style-name="T1">daquele objeto e que informações não fazem e que são</text:span><text:span text:style-name="T2"> </text:span><text:span text:style-name="T1">necessárias para que eu possa passar essas informações como parâmetro.</text:span><text:span text:style-name="T2"> </text:span><text:span text:style-name="T1">Então, toda vez que você pensar num método,</text:span><text:span text:style-name="T2"> </text:span><text:span text:style-name="T1">você tem que avaliar quais os dados que fazem parte do escopo daquela classe.</text:span><text:span text:style-name="T2"> </text:span><text:span text:style-name="T1">Se de repente você falar assim: "bom, o endereço,</text:span><text:span text:style-name="T2"> </text:span><text:span text:style-name="T1">ele não faz parte do meu carrinho, tá?" Então, siga com isso, tá?</text:span><text:span text:style-name="T2"> </text:span><text:span text:style-name="T1">Não force colocar uma informação dentro da</text:span><text:span text:style-name="T2"> </text:span><text:span text:style-name="T1">classe ou objeto porque você vai precisar para cálculo.</text:span><text:span text:style-name="T2"> </text:span><text:span text:style-name="T1">O que for de fora, você passa como parâmetro.</text:span><text:span text:style-name="T2"> </text:span><text:span text:style-name="T1">De repente, pode ser que num escopo maior, como no caso do nosso exemplo foi o caso</text:span><text:span text:style-name="T2"> </text:span><text:span text:style-name="T1">da classe compra, eu tenha todas essas informações e tenha, digamos assim,</text:span><text:span text:style-name="T2"> </text:span><text:span text:style-name="T1">uma outra versão desse método onde eu não preciso passar as informações.</text:span><text:span text:style-name="T2"> </text:span><text:span text:style-name="T1">Onde elas já estão todas dentro da classe.</text:span><text:span text:style-name="T2"> </text:span><text:span text:style-name="T1">Mas aí, por exemplo, a gente observa que por exemplo,</text:span><text:span text:style-name="T2"> </text:span><text:span text:style-name="T1">a classe compra ela não vai implementar aquele método de novo.</text:span><text:span text:style-name="T2"> </text:span><text:span text:style-name="T1">Ela simplesmente vai pegar as informações que ela tem e vai delegar parte daquela</text:span><text:span text:style-name="T2"> </text:span><text:span text:style-name="T1">execução para o objeto carrinho que está dentro dela, tá?</text:span><text:span text:style-name="T2"> </text:span><text:span text:style-name="T1">Mais uma vez a gente volta naquela questão da colaboração das classes</text:span><text:span text:style-name="T2"> </text:span><text:span text:style-name="T1">para criar as funcionalidades.</text:span><text:span text:style-name="T2"> </text:span><text:span text:style-name="T1">Olha, a minha experiência é que muitas vezes é difícil você acertar nas</text:span><text:span text:style-name="T2"> </text:span><text:span text:style-name="T3">primeiras vezes, mas com essas dicas aí, eu tenho certeza que vocês,</text:span><text:span text:style-name="T2"> </text:span><text:span text:style-name="T1">aos pouquinhos, vão pegando o jeito de como criar e dividir,</text:span><text:span text:style-name="T2"> </text:span><text:span text:style-name="T1">criar esses métodos e dividir a funcionalidade entre as classes.</text:span><text:span text:style-name="T2"> </text:span><text:span text:style-name="T1">Com isso daí, eu espero que vocês já consigam pensar melhor métodos orientados</text:span><text:span text:style-name="T2"> </text:span><text:span text:style-name="T1">a objetos e consigam pensar melhor quais informações estão dentro da classe,</text:span><text:span text:style-name="T2"> </text:span><text:span text:style-name="T1">quais vão vir de parâmetros para poder criar sistema orientado a objeto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4.4.5.2$Windows_x86 LibreOffice_project/a22f674fd25a3b6f45bdebf25400ed2adff0ff99</meta:generator>
    <dc:date>2017-01-11T11:18:09.781000000</dc:date>
    <meta:document-statistic meta:table-count="0" meta:image-count="0" meta:object-count="0" meta:page-count="2" meta:paragraph-count="1" meta:word-count="1419" meta:character-count="8087" meta:non-whitespace-character-count="6668"/>
    <meta:user-defined meta:name="Info 1"/>
    <meta:user-defined meta:name="Info 2"/>
    <meta:user-defined meta:name="Info 3"/>
    <meta:user-defined meta:name="Info 4"/>
  </office:meta>
</office:document-meta>
</file>